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140.71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93.21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186.01pt"/>
    </style:style>
    <style:style style:name="co15" style:family="table-column">
      <style:table-column-properties fo:break-before="auto" style:column-width="129.91pt"/>
    </style:style>
    <style:style style:name="co16" style:family="table-column">
      <style:table-column-properties fo:break-before="auto" style:column-width="223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search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ce2"/>
        <table:table-column table:style-name="co8" table:visibility="collapse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visibility="collapse" table:default-cell-style-name="Default"/>
        <table:table-column table:style-name="co13" table:visibility="collapse" table:default-cell-style-name="Default"/>
        <table:table-column table:style-name="co14" table:default-cell-style-name="ce8"/>
        <table:table-column table:style-name="co15" table:visibility="collapse" table:default-cell-style-name="Default"/>
        <table:table-column table:style-name="co16" table:default-cell-style-name="ce10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circuit name</text:p>
          </table:table-cell>
          <table:table-cell office:value-type="string" calcext:value-type="string">
            <text:p><text:s/>number of actions</text:p>
          </table:table-cell>
          <table:table-cell office:value-type="string" calcext:value-type="string">
            <text:p><text:s/>from waypoint</text:p>
          </table:table-cell>
          <table:table-cell office:value-type="string" calcext:value-type="string">
            <text:p><text:s/>lookahead</text:p>
          </table:table-cell>
          <table:table-cell office:value-type="string" calcext:value-type="string">
            <text:p><text:s/>finished within time limit</text:p>
          </table:table-cell>
          <table:table-cell office:value-type="string" calcext:value-type="string">
            <text:p><text:s/>found solution</text:p>
          </table:table-cell>
          <table:table-cell office:value-type="string" calcext:value-type="string">
            <text:p><text:s/>open nodes</text:p>
          </table:table-cell>
          <table:table-cell table:style-name="ce1" office:value-type="string" calcext:value-type="string">
            <text:p>expanded nodes</text:p>
          </table:table-cell>
          <table:table-cell office:value-type="string" calcext:value-type="string">
            <text:p><text:s/>time to finish</text:p>
          </table:table-cell>
          <table:table-cell table:style-name="Default" office:value-type="string" calcext:value-type="string">
            <text:p><text:s/>time to last but one waypoint</text:p>
          </table:table-cell>
          <table:table-cell office:value-type="string" calcext:value-type="string">
            <text:p><text:s/>travelled distance</text:p>
          </table:table-cell>
          <table:table-cell office:value-type="string" calcext:value-type="string">
            <text:p><text:s/>time step</text:p>
          </table:table-cell>
          <table:table-cell office:value-type="string" calcext:value-type="string">
            <text:p><text:s/>discretization</text:p>
          </table:table-cell>
          <table:table-cell office:value-type="string" calcext:value-type="string">
            <text:p><text:s/>success rate</text:p>
          </table:table-cell>
          <table:table-cell office:value-type="string" calcext:value-type="string">
            <text:p><text:s/>number of repetitions</text:p>
          </table:table-cell>
          <table:table-cell table:style-name="ce7" office:value-type="string" calcext:value-type="string">
            <text:p><text:s/>average computation time in ms</text:p>
          </table:table-cell>
          <table:table-cell office:value-type="string" calcext:value-type="string">
            <text:p><text:s/>computation time variance</text:p>
          </table:table-cell>
          <table:table-cell table:style-name="ce9" office:value-type="string" calcext:value-type="string">
            <text:p>computation time per meter of final path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704" calcext:value-type="float">
            <text:p>64704</text:p>
          </table:table-cell>
          <table:table-cell office:value-type="float" office:value="7787" calcext:value-type="float">
            <text:p>7787</text:p>
          </table:table-cell>
          <table:table-cell office:value-type="float" office:value="5.56" calcext:value-type="float">
            <text:p>5.56</text:p>
          </table:table-cell>
          <table:table-cell table:style-name="ce3" office:value-type="float" office:value="4.36" calcext:value-type="float">
            <text:p>4.36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1.35" calcext:value-type="float">
            <text:p>131.35</text:p>
          </table:table-cell>
          <table:table-cell office:value-type="float" office:value="70.9275" calcext:value-type="float">
            <text:p>70.9275</text:p>
          </table:table-cell>
          <table:table-cell table:formula="of:=[.Q2]/[.L2]" office:value-type="float" office:value="4.78178879310345" calcext:value-type="float">
            <text:p>4.7817887931034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7590" calcext:value-type="float">
            <text:p>67590</text:p>
          </table:table-cell>
          <table:table-cell office:value-type="float" office:value="8206" calcext:value-type="float">
            <text:p>8206</text:p>
          </table:table-cell>
          <table:table-cell office:value-type="float" office:value="5.65" calcext:value-type="float">
            <text:p>5.65</text:p>
          </table:table-cell>
          <table:table-cell office:value-type="float" office:value="4.45" calcext:value-type="float">
            <text:p>4.45</text:p>
          </table:table-cell>
          <table:table-cell office:value-type="float" office:value="27.4875" calcext:value-type="float">
            <text:p>27.48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7.1" calcext:value-type="float">
            <text:p>127.1</text:p>
          </table:table-cell>
          <table:table-cell office:value-type="float" office:value="112.79" calcext:value-type="float">
            <text:p>112.79</text:p>
          </table:table-cell>
          <table:table-cell table:formula="of:=[.Q3]/[.L3]" office:value-type="float" office:value="4.62391996361983" calcext:value-type="float">
            <text:p>4.62391996361983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581" calcext:value-type="float">
            <text:p>64581</text:p>
          </table:table-cell>
          <table:table-cell office:value-type="float" office:value="8263" calcext:value-type="float">
            <text:p>8263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26.9884" calcext:value-type="float">
            <text:p>26.988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.3" calcext:value-type="float">
            <text:p>124.3</text:p>
          </table:table-cell>
          <table:table-cell office:value-type="float" office:value="81.41" calcext:value-type="float">
            <text:p>81.41</text:p>
          </table:table-cell>
          <table:table-cell table:formula="of:=[.Q4]/[.L4]" office:value-type="float" office:value="4.60568244134517" calcext:value-type="float">
            <text:p>4.60568244134517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5129" calcext:value-type="float">
            <text:p>85129</text:p>
          </table:table-cell>
          <table:table-cell office:value-type="float" office:value="10743" calcext:value-type="float">
            <text:p>10743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27.8693" calcext:value-type="float">
            <text:p>27.869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6.65" calcext:value-type="float">
            <text:p>136.65</text:p>
          </table:table-cell>
          <table:table-cell office:value-type="float" office:value="107.728" calcext:value-type="float">
            <text:p>107.728</text:p>
          </table:table-cell>
          <table:table-cell table:formula="of:=[.Q5]/[.L5]" office:value-type="float" office:value="4.90324478906898" calcext:value-type="float">
            <text:p>4.9032447890689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0490" calcext:value-type="float">
            <text:p>130490</text:p>
          </table:table-cell>
          <table:table-cell office:value-type="float" office:value="15685" calcext:value-type="float">
            <text:p>15685</text:p>
          </table:table-cell>
          <table:table-cell office:value-type="float" office:value="5.52" calcext:value-type="float">
            <text:p>5.52</text:p>
          </table:table-cell>
          <table:table-cell office:value-type="float" office:value="4.4" calcext:value-type="float">
            <text:p>4.4</text:p>
          </table:table-cell>
          <table:table-cell office:value-type="float" office:value="27.9289" calcext:value-type="float">
            <text:p>27.928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.1" calcext:value-type="float">
            <text:p>230.1</text:p>
          </table:table-cell>
          <table:table-cell office:value-type="float" office:value="134.59" calcext:value-type="float">
            <text:p>134.59</text:p>
          </table:table-cell>
          <table:table-cell table:formula="of:=[.Q6]/[.L6]" office:value-type="float" office:value="8.2387777535098" calcext:value-type="float">
            <text:p>8.238777753509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48171" calcext:value-type="float">
            <text:p>148171</text:p>
          </table:table-cell>
          <table:table-cell office:value-type="float" office:value="19329" calcext:value-type="float">
            <text:p>19329</text:p>
          </table:table-cell>
          <table:table-cell office:value-type="float" office:value="5.33333" calcext:value-type="float">
            <text:p>5.33333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2.95" calcext:value-type="float">
            <text:p>232.95</text:p>
          </table:table-cell>
          <table:table-cell office:value-type="float" office:value="151.348" calcext:value-type="float">
            <text:p>151.348</text:p>
          </table:table-cell>
          <table:table-cell table:formula="of:=[.Q7]/[.L7]" office:value-type="float" office:value="8.63583789314471" calcext:value-type="float">
            <text:p>8.63583789314471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67" calcext:value-type="float">
            <text:p>181467</text:p>
          </table:table-cell>
          <table:table-cell office:value-type="float" office:value="20585" calcext:value-type="float">
            <text:p>20585</text:p>
          </table:table-cell>
          <table:table-cell office:value-type="float" office:value="11.44" calcext:value-type="float">
            <text:p>11.44</text:p>
          </table:table-cell>
          <table:table-cell office:value-type="float" office:value="9.96" calcext:value-type="float">
            <text:p>9.96</text:p>
          </table:table-cell>
          <table:table-cell office:value-type="float" office:value="70.1241" calcext:value-type="float">
            <text:p>70.12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7.65" calcext:value-type="float">
            <text:p>357.65</text:p>
          </table:table-cell>
          <table:table-cell office:value-type="float" office:value="149.528" calcext:value-type="float">
            <text:p>149.528</text:p>
          </table:table-cell>
          <table:table-cell table:formula="of:=[.Q8]/[.L8]" office:value-type="float" office:value="5.10024371079272" calcext:value-type="float">
            <text:p>5.10024371079272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6016" calcext:value-type="float">
            <text:p>186016</text:p>
          </table:table-cell>
          <table:table-cell office:value-type="float" office:value="21332" calcext:value-type="float">
            <text:p>21332</text:p>
          </table:table-cell>
          <table:table-cell office:value-type="float" office:value="11.4" calcext:value-type="float">
            <text:p>11.4</text:p>
          </table:table-cell>
          <table:table-cell office:value-type="float" office:value="9.8" calcext:value-type="float">
            <text:p>9.8</text:p>
          </table:table-cell>
          <table:table-cell office:value-type="float" office:value="69.6237" calcext:value-type="float">
            <text:p>69.623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0.25" calcext:value-type="float">
            <text:p>330.25</text:p>
          </table:table-cell>
          <table:table-cell office:value-type="float" office:value="53.7875" calcext:value-type="float">
            <text:p>53.7875</text:p>
          </table:table-cell>
          <table:table-cell table:formula="of:=[.Q9]/[.L9]" office:value-type="float" office:value="4.74335606984403" calcext:value-type="float">
            <text:p>4.74335606984403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89" calcext:value-type="float">
            <text:p>181489</text:p>
          </table:table-cell>
          <table:table-cell office:value-type="float" office:value="22997" calcext:value-type="float">
            <text:p>22997</text:p>
          </table:table-cell>
          <table:table-cell office:value-type="float" office:value="10.5333" calcext:value-type="float">
            <text:p>10.5333</text:p>
          </table:table-cell>
          <table:table-cell table:style-name="ce3" office:value-type="float" office:value="9.53333" calcext:value-type="float">
            <text:p>9.53333</text:p>
          </table:table-cell>
          <table:table-cell office:value-type="float" office:value="58.1758" calcext:value-type="float">
            <text:p>58.175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4.75" calcext:value-type="float">
            <text:p>324.75</text:p>
          </table:table-cell>
          <table:table-cell office:value-type="float" office:value="71.8875" calcext:value-type="float">
            <text:p>71.8875</text:p>
          </table:table-cell>
          <table:table-cell table:formula="of:=[.Q10]/[.L10]" office:value-type="float" office:value="5.58221803567807" calcext:value-type="float">
            <text:p>5.58221803567807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035" calcext:value-type="float">
            <text:p>206035</text:p>
          </table:table-cell>
          <table:table-cell office:value-type="float" office:value="24066" calcext:value-type="float">
            <text:p>24066</text:p>
          </table:table-cell>
          <table:table-cell office:value-type="float" office:value="5.7" calcext:value-type="float">
            <text:p>5.7</text:p>
          </table:table-cell>
          <table:table-cell office:value-type="float" office:value="4.55" calcext:value-type="float">
            <text:p>4.55</text:p>
          </table:table-cell>
          <table:table-cell office:value-type="float" office:value="27.9914" calcext:value-type="float">
            <text:p>27.99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7.9" calcext:value-type="float">
            <text:p>327.9</text:p>
          </table:table-cell>
          <table:table-cell office:value-type="float" office:value="38.39" calcext:value-type="float">
            <text:p>38.39</text:p>
          </table:table-cell>
          <table:table-cell table:formula="of:=[.Q11]/[.L11]" office:value-type="float" office:value="11.7143122530492" calcext:value-type="float">
            <text:p>11.7143122530492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2930" calcext:value-type="float">
            <text:p>202930</text:p>
          </table:table-cell>
          <table:table-cell office:value-type="float" office:value="24128" calcext:value-type="float">
            <text:p>24128</text:p>
          </table:table-cell>
          <table:table-cell office:value-type="float" office:value="11.1333" calcext:value-type="float">
            <text:p>11.1333</text:p>
          </table:table-cell>
          <table:table-cell table:style-name="ce5" office:value-type="float" office:value="9.66667" calcext:value-type="float">
            <text:p>9.66667</text:p>
          </table:table-cell>
          <table:table-cell office:value-type="float" office:value="68.5063" calcext:value-type="float">
            <text:p>68.506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2.6" calcext:value-type="float">
            <text:p>342.6</text:p>
          </table:table-cell>
          <table:table-cell office:value-type="float" office:value="63.94" calcext:value-type="float">
            <text:p>63.94</text:p>
          </table:table-cell>
          <table:table-cell table:formula="of:=[.Q12]/[.L12]" office:value-type="float" office:value="5.00099990803766" calcext:value-type="float">
            <text:p>5.0009999080376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631" calcext:value-type="float">
            <text:p>206631</text:p>
          </table:table-cell>
          <table:table-cell office:value-type="float" office:value="24474" calcext:value-type="float">
            <text:p>24474</text:p>
          </table:table-cell>
          <table:table-cell office:value-type="float" office:value="5.64" calcext:value-type="float">
            <text:p>5.64</text:p>
          </table:table-cell>
          <table:table-cell office:value-type="float" office:value="4.48" calcext:value-type="float">
            <text:p>4.48</text:p>
          </table:table-cell>
          <table:table-cell office:value-type="float" office:value="28.2277" calcext:value-type="float">
            <text:p>28.22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5.9" calcext:value-type="float">
            <text:p>345.9</text:p>
          </table:table-cell>
          <table:table-cell office:value-type="float" office:value="116.29" calcext:value-type="float">
            <text:p>116.29</text:p>
          </table:table-cell>
          <table:table-cell table:formula="of:=[.Q13]/[.L13]" office:value-type="float" office:value="12.2539207941136" calcext:value-type="float">
            <text:p>12.2539207941136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15737" calcext:value-type="float">
            <text:p>215737</text:p>
          </table:table-cell>
          <table:table-cell office:value-type="float" office:value="29928" calcext:value-type="float">
            <text:p>29928</text:p>
          </table:table-cell>
          <table:table-cell office:value-type="float" office:value="10.3" calcext:value-type="float">
            <text:p>10.3</text:p>
          </table:table-cell>
          <table:table-cell office:value-type="float" office:value="9.3" calcext:value-type="float">
            <text:p>9.3</text:p>
          </table:table-cell>
          <table:table-cell office:value-type="float" office:value="56.9612" calcext:value-type="float">
            <text:p>56.96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7.15" calcext:value-type="float">
            <text:p>357.15</text:p>
          </table:table-cell>
          <table:table-cell office:value-type="float" office:value="36.0275" calcext:value-type="float">
            <text:p>36.0275</text:p>
          </table:table-cell>
          <table:table-cell table:formula="of:=[.Q14]/[.L14]" office:value-type="float" office:value="6.2700575128333" calcext:value-type="float">
            <text:p>6.2700575128333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34246" calcext:value-type="float">
            <text:p>234246</text:p>
          </table:table-cell>
          <table:table-cell office:value-type="float" office:value="31969" calcext:value-type="float">
            <text:p>31969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27.1254" calcext:value-type="float">
            <text:p>27.12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84.25" calcext:value-type="float">
            <text:p>384.25</text:p>
          </table:table-cell>
          <table:table-cell office:value-type="float" office:value="2.1875" calcext:value-type="float">
            <text:p>2.1875</text:p>
          </table:table-cell>
          <table:table-cell table:formula="of:=[.Q15]/[.L15]" office:value-type="float" office:value="14.1656897225479" calcext:value-type="float">
            <text:p>14.1656897225479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144" calcext:value-type="float">
            <text:p>258144</text:p>
          </table:table-cell>
          <table:table-cell office:value-type="float" office:value="32884" calcext:value-type="float">
            <text:p>32884</text:p>
          </table:table-cell>
          <table:table-cell office:value-type="float" office:value="10.4" calcext:value-type="float">
            <text:p>10.4</text:p>
          </table:table-cell>
          <table:table-cell table:style-name="ce3" office:value-type="float" office:value="9.53333" calcext:value-type="float">
            <text:p>9.53333</text:p>
          </table:table-cell>
          <table:table-cell office:value-type="float" office:value="59.0331" calcext:value-type="float">
            <text:p>59.0331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76.25" calcext:value-type="float">
            <text:p>376.25</text:p>
          </table:table-cell>
          <table:table-cell office:value-type="float" office:value="15.3875" calcext:value-type="float">
            <text:p>15.3875</text:p>
          </table:table-cell>
          <table:table-cell table:formula="of:=[.Q16]/[.L16]" office:value-type="float" office:value="6.37354297843075" calcext:value-type="float">
            <text:p>6.373542978430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5566" calcext:value-type="float">
            <text:p>275566</text:p>
          </table:table-cell>
          <table:table-cell office:value-type="float" office:value="32996" calcext:value-type="float">
            <text:p>32996</text:p>
          </table:table-cell>
          <table:table-cell office:value-type="float" office:value="5.6" calcext:value-type="float">
            <text:p>5.6</text:p>
          </table:table-cell>
          <table:table-cell office:value-type="float" office:value="4.45" calcext:value-type="float">
            <text:p>4.45</text:p>
          </table:table-cell>
          <table:table-cell office:value-type="float" office:value="27.9629" calcext:value-type="float">
            <text:p>27.962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1.7" calcext:value-type="float">
            <text:p>441.7</text:p>
          </table:table-cell>
          <table:table-cell office:value-type="float" office:value="75.81" calcext:value-type="float">
            <text:p>75.81</text:p>
          </table:table-cell>
          <table:table-cell table:formula="of:=[.Q17]/[.L17]" office:value-type="float" office:value="15.7959296067289" calcext:value-type="float">
            <text:p>15.7959296067289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04541" calcext:value-type="float">
            <text:p>304541</text:p>
          </table:table-cell>
          <table:table-cell office:value-type="float" office:value="34792" calcext:value-type="float">
            <text:p>34792</text:p>
          </table:table-cell>
          <table:table-cell office:value-type="float" office:value="11.6" calcext:value-type="float">
            <text:p>11.6</text:p>
          </table:table-cell>
          <table:table-cell office:value-type="float" office:value="10.16" calcext:value-type="float">
            <text:p>10.16</text:p>
          </table:table-cell>
          <table:table-cell office:value-type="float" office:value="69.722" calcext:value-type="float">
            <text:p>69.72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8.75" calcext:value-type="float">
            <text:p>478.75</text:p>
          </table:table-cell>
          <table:table-cell office:value-type="float" office:value="43.9875" calcext:value-type="float">
            <text:p>43.9875</text:p>
          </table:table-cell>
          <table:table-cell table:formula="of:=[.Q18]/[.L18]" office:value-type="float" office:value="6.86655574997849" calcext:value-type="float">
            <text:p>6.86655574997849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14860" calcext:value-type="float">
            <text:p>314860</text:p>
          </table:table-cell>
          <table:table-cell office:value-type="float" office:value="36443" calcext:value-type="float">
            <text:p>36443</text:p>
          </table:table-cell>
          <table:table-cell office:value-type="float" office:value="11.45" calcext:value-type="float">
            <text:p>11.45</text:p>
          </table:table-cell>
          <table:table-cell office:value-type="float" office:value="10.05" calcext:value-type="float">
            <text:p>10.05</text:p>
          </table:table-cell>
          <table:table-cell office:value-type="float" office:value="69.0622" calcext:value-type="float">
            <text:p>69.06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9.35" calcext:value-type="float">
            <text:p>459.35</text:p>
          </table:table-cell>
          <table:table-cell office:value-type="float" office:value="11.0275" calcext:value-type="float">
            <text:p>11.0275</text:p>
          </table:table-cell>
          <table:table-cell table:formula="of:=[.Q19]/[.L19]" office:value-type="float" office:value="6.65125061176736" calcext:value-type="float">
            <text:p>6.65125061176736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33921" calcext:value-type="float">
            <text:p>333921</text:p>
          </table:table-cell>
          <table:table-cell office:value-type="float" office:value="40492" calcext:value-type="float">
            <text:p>40492</text:p>
          </table:table-cell>
          <table:table-cell office:value-type="float" office:value="11.2667" calcext:value-type="float">
            <text:p>11.2667</text:p>
          </table:table-cell>
          <table:table-cell table:style-name="ce3" office:value-type="float" office:value="9.73333" calcext:value-type="float">
            <text:p>9.73333</text:p>
          </table:table-cell>
          <table:table-cell office:value-type="float" office:value="68.214" calcext:value-type="float">
            <text:p>68.21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9.15" calcext:value-type="float">
            <text:p>499.15</text:p>
          </table:table-cell>
          <table:table-cell office:value-type="float" office:value="201.228" calcext:value-type="float">
            <text:p>201.228</text:p>
          </table:table-cell>
          <table:table-cell table:formula="of:=[.Q20]/[.L20]" office:value-type="float" office:value="7.3174128478025" calcext:value-type="float">
            <text:p>7.3174128478025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04578" calcext:value-type="float">
            <text:p>404578</text:p>
          </table:table-cell>
          <table:table-cell office:value-type="float" office:value="58043" calcext:value-type="float">
            <text:p>58043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27.9249" calcext:value-type="float">
            <text:p>27.924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91.55" calcext:value-type="float">
            <text:p>691.55</text:p>
          </table:table-cell>
          <table:table-cell office:value-type="float" office:value="210.748" calcext:value-type="float">
            <text:p>210.748</text:p>
          </table:table-cell>
          <table:table-cell table:formula="of:=[.Q21]/[.L21]" office:value-type="float" office:value="24.7646365788239" calcext:value-type="float">
            <text:p>24.7646365788239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27993" calcext:value-type="float">
            <text:p>527993</text:p>
          </table:table-cell>
          <table:table-cell office:value-type="float" office:value="59805" calcext:value-type="float">
            <text:p>59805</text:p>
          </table:table-cell>
          <table:table-cell office:value-type="float" office:value="11.36" calcext:value-type="float">
            <text:p>11.36</text:p>
          </table:table-cell>
          <table:table-cell office:value-type="float" office:value="9.96" calcext:value-type="float">
            <text:p>9.96</text:p>
          </table:table-cell>
          <table:table-cell office:value-type="float" office:value="69.095" calcext:value-type="float">
            <text:p>69.09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3.3" calcext:value-type="float">
            <text:p>853.3</text:p>
          </table:table-cell>
          <table:table-cell office:value-type="float" office:value="17.31" calcext:value-type="float">
            <text:p>17.31</text:p>
          </table:table-cell>
          <table:table-cell table:formula="of:=[.Q22]/[.L22]" office:value-type="float" office:value="12.349663506766" calcext:value-type="float">
            <text:p>12.349663506766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41408" calcext:value-type="float">
            <text:p>541408</text:p>
          </table:table-cell>
          <table:table-cell office:value-type="float" office:value="61714" calcext:value-type="float">
            <text:p>61714</text:p>
          </table:table-cell>
          <table:table-cell office:value-type="float" office:value="11.55" calcext:value-type="float">
            <text:p>11.55</text:p>
          </table:table-cell>
          <table:table-cell office:value-type="float" office:value="10.05" calcext:value-type="float">
            <text:p>10.05</text:p>
          </table:table-cell>
          <table:table-cell office:value-type="float" office:value="70.9806" calcext:value-type="float">
            <text:p>70.980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7.9" calcext:value-type="float">
            <text:p>827.9</text:p>
          </table:table-cell>
          <table:table-cell office:value-type="float" office:value="56.09" calcext:value-type="float">
            <text:p>56.09</text:p>
          </table:table-cell>
          <table:table-cell table:formula="of:=[.Q23]/[.L23]" office:value-type="float" office:value="11.6637503768635" calcext:value-type="float">
            <text:p>11.6637503768635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51830" calcext:value-type="float">
            <text:p>451830</text:p>
          </table:table-cell>
          <table:table-cell office:value-type="float" office:value="64798" calcext:value-type="float">
            <text:p>64798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28.4321" calcext:value-type="float">
            <text:p>28.43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1.95" calcext:value-type="float">
            <text:p>791.95</text:p>
          </table:table-cell>
          <table:table-cell office:value-type="float" office:value="206.047" calcext:value-type="float">
            <text:p>206.047</text:p>
          </table:table-cell>
          <table:table-cell table:formula="of:=[.Q24]/[.L24]" office:value-type="float" office:value="27.8540804231837" calcext:value-type="float">
            <text:p>27.8540804231837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00757" calcext:value-type="float">
            <text:p>600757</text:p>
          </table:table-cell>
          <table:table-cell office:value-type="float" office:value="71636" calcext:value-type="float">
            <text:p>71636</text:p>
          </table:table-cell>
          <table:table-cell office:value-type="float" office:value="11.1333" calcext:value-type="float">
            <text:p>11.1333</text:p>
          </table:table-cell>
          <table:table-cell table:style-name="ce3" office:value-type="float" office:value="9.66667" calcext:value-type="float">
            <text:p>9.66667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46.5" calcext:value-type="float">
            <text:p>946.5</text:p>
          </table:table-cell>
          <table:table-cell office:value-type="float" office:value="1061.35" calcext:value-type="float">
            <text:p>1061.35</text:p>
          </table:table-cell>
          <table:table-cell table:formula="of:=[.Q25]/[.L25]" office:value-type="float" office:value="13.7919477756568" calcext:value-type="float">
            <text:p>13.7919477756568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47593" calcext:value-type="float">
            <text:p>547593</text:p>
          </table:table-cell>
          <table:table-cell office:value-type="float" office:value="72176" calcext:value-type="float">
            <text:p>72176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9.6884" calcext:value-type="float">
            <text:p>69.688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1.7" calcext:value-type="float">
            <text:p>981.7</text:p>
          </table:table-cell>
          <table:table-cell office:value-type="float" office:value="14.11" calcext:value-type="float">
            <text:p>14.11</text:p>
          </table:table-cell>
          <table:table-cell table:formula="of:=[.Q26]/[.L26]" office:value-type="float" office:value="14.086992957221" calcext:value-type="float">
            <text:p>14.086992957221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79885" calcext:value-type="float">
            <text:p>579885</text:p>
          </table:table-cell>
          <table:table-cell office:value-type="float" office:value="73321" calcext:value-type="float">
            <text:p>73321</text:p>
          </table:table-cell>
          <table:table-cell office:value-type="float" office:value="10.6667" calcext:value-type="float">
            <text:p>10.6667</text:p>
          </table:table-cell>
          <table:table-cell office:value-type="float" office:value="9.73333" calcext:value-type="float">
            <text:p>9.73333</text:p>
          </table:table-cell>
          <table:table-cell office:value-type="float" office:value="59.6355" calcext:value-type="float">
            <text:p>59.6355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38.55" calcext:value-type="float">
            <text:p>938.55</text:p>
          </table:table-cell>
          <table:table-cell office:value-type="float" office:value="271.048" calcext:value-type="float">
            <text:p>271.048</text:p>
          </table:table-cell>
          <table:table-cell table:formula="of:=[.Q27]/[.L27]" office:value-type="float" office:value="15.7381090122494" calcext:value-type="float">
            <text:p>15.7381090122494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90085" calcext:value-type="float">
            <text:p>690085</text:p>
          </table:table-cell>
          <table:table-cell office:value-type="float" office:value="83648" calcext:value-type="float">
            <text:p>83648</text:p>
          </table:table-cell>
          <table:table-cell office:value-type="float" office:value="19.5" calcext:value-type="float">
            <text:p>19.5</text:p>
          </table:table-cell>
          <table:table-cell office:value-type="float" office:value="17.35" calcext:value-type="float">
            <text:p>17.35</text:p>
          </table:table-cell>
          <table:table-cell office:value-type="float" office:value="117.987" calcext:value-type="float">
            <text:p>117.987</text:p>
          </table:table-cell>
          <table:table-cell table:style-name="ce6" office:value-type="float" office:value="0.05" calcext:value-type="float">
            <text:p>0.05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85.1" calcext:value-type="float">
            <text:p>1485.1</text:p>
          </table:table-cell>
          <table:table-cell office:value-type="float" office:value="20.39" calcext:value-type="float">
            <text:p>20.39</text:p>
          </table:table-cell>
          <table:table-cell table:formula="of:=[.Q28]/[.L28]" office:value-type="float" office:value="12.5869799215168" calcext:value-type="float">
            <text:p>12.5869799215168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75484" calcext:value-type="float">
            <text:p>675484</text:p>
          </table:table-cell>
          <table:table-cell office:value-type="float" office:value="98293" calcext:value-type="float">
            <text:p>98293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7.4695" calcext:value-type="float">
            <text:p>57.46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67.8" calcext:value-type="float">
            <text:p>1167.8</text:p>
          </table:table-cell>
          <table:table-cell office:value-type="float" office:value="21.16" calcext:value-type="float">
            <text:p>21.16</text:p>
          </table:table-cell>
          <table:table-cell table:formula="of:=[.Q29]/[.L29]" office:value-type="float" office:value="20.3203438345557" calcext:value-type="float">
            <text:p>20.3203438345557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96339" calcext:value-type="float">
            <text:p>1096339</text:p>
          </table:table-cell>
          <table:table-cell office:value-type="float" office:value="131148" calcext:value-type="float">
            <text:p>131148</text:p>
          </table:table-cell>
          <table:table-cell office:value-type="float" office:value="20.04" calcext:value-type="float">
            <text:p>20.04</text:p>
          </table:table-cell>
          <table:table-cell office:value-type="float" office:value="17.84" calcext:value-type="float">
            <text:p>17.84</text:p>
          </table:table-cell>
          <table:table-cell office:value-type="float" office:value="122.018" calcext:value-type="float">
            <text:p>122.01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43.6" calcext:value-type="float">
            <text:p>2743.6</text:p>
          </table:table-cell>
          <table:table-cell office:value-type="float" office:value="969.34" calcext:value-type="float">
            <text:p>969.34</text:p>
          </table:table-cell>
          <table:table-cell table:formula="of:=[.Q30]/[.L30]" office:value-type="float" office:value="22.4852071005917" calcext:value-type="float">
            <text:p>22.4852071005917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156591" calcext:value-type="float">
            <text:p>1156591</text:p>
          </table:table-cell>
          <table:table-cell office:value-type="float" office:value="167950" calcext:value-type="float">
            <text:p>167950</text:p>
          </table:table-cell>
          <table:table-cell office:value-type="float" office:value="10.3" calcext:value-type="float">
            <text:p>10.3</text:p>
          </table:table-cell>
          <table:table-cell office:value-type="float" office:value="9.4" calcext:value-type="float">
            <text:p>9.4</text:p>
          </table:table-cell>
          <table:table-cell office:value-type="float" office:value="57.9623" calcext:value-type="float">
            <text:p>57.962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9.6" calcext:value-type="float">
            <text:p>2149.6</text:p>
          </table:table-cell>
          <table:table-cell office:value-type="float" office:value="83.14" calcext:value-type="float">
            <text:p>83.14</text:p>
          </table:table-cell>
          <table:table-cell table:formula="of:=[.Q31]/[.L31]" office:value-type="float" office:value="37.0861749792538" calcext:value-type="float">
            <text:p>37.0861749792538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97953" calcext:value-type="float">
            <text:p>2797953</text:p>
          </table:table-cell>
          <table:table-cell office:value-type="float" office:value="365881" calcext:value-type="float">
            <text:p>365881</text:p>
          </table:table-cell>
          <table:table-cell office:value-type="float" office:value="20.2" calcext:value-type="float">
            <text:p>20.2</text:p>
          </table:table-cell>
          <table:table-cell office:value-type="float" office:value="18.0667" calcext:value-type="float">
            <text:p>18.0667</text:p>
          </table:table-cell>
          <table:table-cell office:value-type="float" office:value="121.136" calcext:value-type="float">
            <text:p>121.136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995.65" calcext:value-type="float">
            <text:p>6995.65</text:p>
          </table:table-cell>
          <table:table-cell office:value-type="float" office:value="4071.23" calcext:value-type="float">
            <text:p>4071.23</text:p>
          </table:table-cell>
          <table:table-cell table:formula="of:=[.Q32]/[.L32]" office:value-type="float" office:value="57.7503797384758" calcext:value-type="float">
            <text:p>57.7503797384758</text:p>
          </table:table-cell>
        </table:table-row>
        <table:table-row table:style-name="ro1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455047" calcext:value-type="float">
            <text:p>3455047</text:p>
          </table:table-cell>
          <table:table-cell office:value-type="float" office:value="416012" calcext:value-type="float">
            <text:p>416012</text:p>
          </table:table-cell>
          <table:table-cell office:value-type="float" office:value="12.8" calcext:value-type="float">
            <text:p>12.8</text:p>
          </table:table-cell>
          <table:table-cell office:value-type="float" office:value="11.4" calcext:value-type="float">
            <text:p>11.4</text:p>
          </table:table-cell>
          <table:table-cell office:value-type="float" office:value="78.0447" calcext:value-type="float">
            <text:p>78.0447</text:p>
          </table:table-cell>
          <table:table-cell table:style-name="ce6" office:value-type="float" office:value="0.05" calcext:value-type="float">
            <text:p>0.05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57.8" calcext:value-type="float">
            <text:p>8857.8</text:p>
          </table:table-cell>
          <table:table-cell office:value-type="float" office:value="6353.86" calcext:value-type="float">
            <text:p>6353.86</text:p>
          </table:table-cell>
          <table:table-cell table:formula="of:=[.Q33]/[.L33]" office:value-type="float" office:value="113.496496238694" calcext:value-type="float">
            <text:p>113.496496238694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719741" calcext:value-type="float">
            <text:p>3719741</text:p>
          </table:table-cell>
          <table:table-cell office:value-type="float" office:value="529363" calcext:value-type="float">
            <text:p>529363</text:p>
          </table:table-cell>
          <table:table-cell office:value-type="float" office:value="11.2" calcext:value-type="float">
            <text:p>11.2</text:p>
          </table:table-cell>
          <table:table-cell office:value-type="float" office:value="9.7" calcext:value-type="float">
            <text:p>9.7</text:p>
          </table:table-cell>
          <table:table-cell office:value-type="float" office:value="68.8247" calcext:value-type="float">
            <text:p>68.82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357.55" calcext:value-type="float">
            <text:p>8357.55</text:p>
          </table:table-cell>
          <table:table-cell office:value-type="float" office:value="56.8475" calcext:value-type="float">
            <text:p>56.8475</text:p>
          </table:table-cell>
          <table:table-cell table:formula="of:=[.Q34]/[.L34]" office:value-type="float" office:value="121.432421790433" calcext:value-type="float">
            <text:p>121.432421790433</text:p>
          </table:table-cell>
        </table:table-row>
        <table:table-row table:style-name="ro1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796336" calcext:value-type="float">
            <text:p>3796336</text:p>
          </table:table-cell>
          <table:table-cell office:value-type="float" office:value="553924" calcext:value-type="float">
            <text:p>553924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  <table:table-cell office:value-type="float" office:value="68.02" calcext:value-type="float">
            <text:p>68.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370.7" calcext:value-type="float">
            <text:p>8370.7</text:p>
          </table:table-cell>
          <table:table-cell office:value-type="float" office:value="210.21" calcext:value-type="float">
            <text:p>210.21</text:p>
          </table:table-cell>
          <table:table-cell table:formula="of:=[.Q35]/[.L35]" office:value-type="float" office:value="123.062334607468" calcext:value-type="float">
            <text:p>123.062334607468</text:p>
          </table:table-cell>
        </table:table-row>
        <table:table-row table:style-name="ro1" table:visibility="filter" table:number-rows-repeated="26">
          <table:table-cell table:number-columns-repeated="19"/>
        </table:table-row>
        <table:table-row table:style-name="ro1" table:number-rows-repeated="104851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full_search.S1:full_search.S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full_search.I1:full_search.I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full_search.Q1:full_search.Q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full_search.K2:full_search.K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search.A1:full_search.S61" table:display-filter-buttons="true">
          <table:filter>
            <table:filter-and>
              <table:filter-condition table:field-number="12" table:value="0.04" table:operator="=">
                <table:filter-set-item table:value="0.04"/>
                <table:filter-set-item table:value="0.05"/>
                <table:filter-set-item table:value="0.0666667"/>
              </table:filter-condition>
              <table:filter-condition table:field-number="1" table:value=" porto" table:operator="="/>
            </table:filter-and>
          </table:filter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7T00:10:41.761466585</dc:date>
    <meta:editing-duration>PT18M49S</meta:editing-duration>
    <meta:editing-cycles>1</meta:editing-cycles>
    <meta:document-statistic meta:table-count="1" meta:cell-count="665" meta:object-count="0"/>
    <meta:generator>LibreOffice/6.0.7.3$Linux_X86_64 LibreOffice_project/00m0$Build-3</meta:generator>
  </office:meta>
</office:document-meta>
</file>